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aa61a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1" table:default-cell-style-name="ce22"/>
        <table:table-column table:style-name="co6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37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37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用水統計(三級經濟區)</text:p>
          </table:table-cell>
          <table:table-cell table:style-name="ce6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點一個點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水庫堰壩</text:p>
          </table:table-cell>
          <table:table-cell table:style-name="ce2" office:value-type="string" calcext:value-type="string">
            <text:p>水庫</text:p>
          </table:table-cell>
          <table:table-cell table:style-name="ce37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水質水量保護區</text:p>
          </table:table-cell>
          <table:table-cell table:style-name="ce2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淹水潛勢圖</text:p>
          </table:table-cell>
          <table:table-cell table:style-name="ce2" office:value-type="string" calcext:value-type="string">
            <text:p>集水區</text:p>
          </table:table-cell>
          <table:table-cell table:style-name="ce37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選擇幾小時雨量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土石流潛勢溪流</text:p>
          </table:table-cell>
          <table:table-cell table:style-name="ce2" office:value-type="string" calcext:value-type="string">
            <text:p>土石流</text:p>
          </table:table-cell>
          <table:table-cell table:style-name="ce37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鳥覽流路</text:p>
          </table:table-cell>
          <table:table-cell table:style-name="ce5" office:value-type="string" calcext:value-type="string">
            <text:p>流路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TracePathQuest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農作物</text:p>
          </table:table-cell>
          <table:table-cell table:style-name="ce7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農地工廠</text:p>
          </table:table-cell>
          <table:table-cell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水污染源放流口</text:p>
          </table:table-cell>
          <table:table-cell table:style-name="ce11" office:value-type="string" calcext:value-type="string">
            <text:p>污染點</text:p>
          </table:table-cell>
          <table:table-cell table:style-name="ce37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1" table:default-cell-style-name="ce22"/>
        <table:table-column table:style-name="co6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用水統計(三級經濟區)</text:p>
          </table:table-cell>
          <table:table-cell table:style-name="ce6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點一個點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鳥覽流路</text:p>
          </table:table-cell>
          <table:table-cell table:style-name="ce5" office:value-type="string" calcext:value-type="string">
            <text:p>流路</text:p>
          </table:table-cell>
          <table:table-cell table:style-name="ce18" office:value-type="float" office:value="0" calcext:value-type="float">
            <text:p>0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TracePathQuest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農作物</text:p>
          </table:table-cell>
          <table:table-cell table:style-name="ce7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農地工廠</text:p>
          </table:table-cell>
          <table:table-cell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水污染源放流口</text:p>
          </table:table-cell>
          <table:table-cell table:style-name="ce11" office:value-type="string" calcext:value-type="string">
            <text:p>污染點</text:p>
          </table:table-cell>
          <table:table-cell table:style-name="ce37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2"/>
        <table:table-column table:style-name="co8" table:default-cell-style-name="ce22"/>
        <table:table-column table:style-name="co7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8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00/00/00</text:date>, <text:time style:data-style-name="N2" text:time-value="09:24:44.72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11:28:30.343000000</dc:date>
    <meta:editing-duration>P1DT1H26M2S</meta:editing-duration>
    <meta:editing-cycles>44</meta:editing-cycles>
    <meta:generator>LibreOffice/5.4.1.2$Windows_x86 LibreOffice_project/ea7cb86e6eeb2bf3a5af73a8f7777ac570321527</meta:generator>
    <meta:document-statistic meta:table-count="3" meta:cell-count="1308" meta:object-count="0"/>
  </office:meta>
</office:document-meta>
</file>